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204" calcext:value-type="float">
            <text:p>69.6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3752" calcext:value-type="float">
            <text:p>69.6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6528" calcext:value-type="float">
            <text:p>69.7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8512" calcext:value-type="float">
            <text:p>69.6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1936" calcext:value-type="float">
            <text:p>69.5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1352" calcext:value-type="float">
            <text:p>69.4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1728" calcext:value-type="float">
            <text:p>69.4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3296" calcext:value-type="float">
            <text:p>69.0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1104" calcext:value-type="float">
            <text:p>69.0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9456" calcext:value-type="float">
            <text:p>68.7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6304" calcext:value-type="float">
            <text:p>68.7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236" calcext:value-type="float">
            <text:p>68.4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5304" calcext:value-type="float">
            <text:p>68.3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6264" calcext:value-type="float">
            <text:p>68.4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3552" calcext:value-type="float">
            <text:p>68.0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3912" calcext:value-type="float">
            <text:p>67.1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9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6544" calcext:value-type="float">
            <text:p>66.8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8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624" calcext:value-type="float">
            <text:p>67.0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116" calcext:value-type="float">
            <text:p>66.4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3352" calcext:value-type="float">
            <text:p>66.4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908" calcext:value-type="float">
            <text:p>65.0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908" calcext:value-type="float">
            <text:p>65.0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5344" calcext:value-type="float">
            <text:p>64.8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5304" calcext:value-type="float">
            <text:p>64.5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3472" calcext:value-type="float">
            <text:p>63.5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3288" calcext:value-type="float">
            <text:p>62.8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0472" calcext:value-type="float">
            <text:p>62.4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101</text:p>
          </table:table-cell>
          <table:table-cell office:value-type="string" calcext:value-type="string">
            <text:p>TWDB:1154101</text:p>
          </table:table-cell>
          <table:table-cell office:value-type="string" calcext:value-type="string">
            <text:p>197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1512" calcext:value-type="float">
            <text:p>63.1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